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Times New Roman" fo:font-size="14pt" style:font-size-asian="14pt" style:font-size-complex="14pt"/>
    </style:style>
    <style:style style:name="T2" style:parent-style-name="Policepardéfaut" style:family="text">
      <style:text-properties style:font-name="Times New Roman" fo:font-size="14pt" style:font-size-asian="14pt" style:font-size-complex="14pt"/>
    </style:style>
    <style:style style:name="T3" style:parent-style-name="Policepardéfaut" style:family="text">
      <style:text-properties style:font-name="Times New Roman" fo:font-size="14pt" style:font-size-asian="14pt" style:font-size-complex="14pt"/>
    </style:style>
    <style:style style:name="T4" style:parent-style-name="Policepardéfaut" style:family="text">
      <style:text-properties style:font-name="Times New Roman" fo:font-size="14pt" style:font-size-asian="14pt" style:font-size-complex="14pt"/>
    </style:style>
    <style:style style:name="T5" style:parent-style-name="Policepardéfaut" style:family="text">
      <style:text-properties style:font-name="Times New Roman" style:font-name-asian="Times New Roman" fo:color="#333333" fo:font-size="14pt" style:font-size-asian="14pt" style:font-size-complex="14pt" style:language-asian="en" style:country-asian="GB"/>
    </style:style>
    <style:style style:name="T6" style:parent-style-name="Policepardéfaut" style:family="text">
      <style:text-properties style:font-name="Times New Roman" style:font-name-asian="Times New Roman" fo:color="#333333" fo:font-size="14pt" style:font-size-asian="14pt" style:font-size-complex="14pt" style:language-asian="en" style:country-asian="GB"/>
    </style:style>
    <style:style style:name="T7" style:parent-style-name="Policepardéfaut" style:family="text">
      <style:text-properties style:font-name="Times New Roman" style:font-name-asian="Times New Roman" fo:color="#333333" fo:font-size="14pt" style:font-size-asian="14pt" style:font-size-complex="14pt" style:language-asian="en" style:country-asian="GB"/>
    </style:style>
    <style:style style:name="T8" style:parent-style-name="Policepardéfaut" style:family="text">
      <style:text-properties style:font-name="Times New Roman" style:font-name-asian="Times New Roman" fo:color="#333333" fo:font-size="14pt" style:font-size-asian="14pt" style:font-size-complex="14pt" style:language-asian="en" style:country-asian="GB"/>
    </style:style>
    <style:style style:name="P9" style:parent-style-name="Normal" style:family="paragraph">
      <style:text-properties style:font-name="Times New Roman" fo:color="#FF0000" fo:font-size="14pt" style:font-size-asian="14pt" style:font-size-complex="14pt"/>
    </style:style>
    <style:style style:name="P10" style:parent-style-name="Paragraphedeliste" style:list-style-name="LFO1" style:family="paragraph">
      <style:text-properties style:font-name="Times New Roman" fo:color="#FF0000" fo:font-size="14pt" style:font-size-asian="14pt" style:font-size-complex="14pt"/>
    </style:style>
    <style:style style:name="P11" style:parent-style-name="Normal" style:family="paragraph">
      <style:paragraph-properties fo:margin-left="0.25in">
        <style:tab-stops/>
      </style:paragraph-properties>
      <style:text-properties style:font-name="Times New Roman" fo:color="#000000" fo:font-size="14pt" style:font-size-asian="14pt" style:font-size-complex="14pt"/>
    </style:style>
    <style:style style:name="P12" style:parent-style-name="Paragraphedeliste" style:list-style-name="LFO2" style:family="paragraph">
      <style:text-properties style:font-name="Times New Roman" fo:color="#000000" fo:font-size="14pt" style:font-size-asian="14pt" style:font-size-complex="14pt" style:text-underline-type="single" style:text-underline-style="solid" style:text-underline-width="auto" style:text-underline-mode="continuous"/>
    </style:style>
    <style:style style:name="P13" style:parent-style-name="Normal" style:family="paragraph">
      <style:paragraph-properties fo:margin-left="0.25in">
        <style:tab-stops/>
      </style:paragraph-properties>
      <style:text-properties style:font-name="Times New Roman" fo:color="#000000" fo:font-size="14pt" style:font-size-asian="14pt" style:font-size-complex="14pt"/>
    </style:style>
    <style:style style:name="P14" style:parent-style-name="Normal" style:family="paragraph">
      <style:paragraph-properties fo:margin-left="0.25in">
        <style:tab-stops/>
      </style:paragraph-properties>
    </style:style>
    <style:style style:name="T15" style:parent-style-name="Policepardéfaut" style:family="text">
      <style:text-properties style:font-name="Times New Roman" fo:color="#000000" fo:font-size="14pt" style:font-size-asian="14pt" style:font-size-complex="14pt"/>
    </style:style>
    <style:style style:name="T16" style:parent-style-name="Policepardéfaut" style:family="text">
      <style:text-properties style:font-name="Times New Roman" fo:color="#000000" fo:font-size="14pt" style:font-size-asian="14pt" style:font-size-complex="14pt"/>
    </style:style>
    <style:style style:name="T17" style:parent-style-name="Policepardéfaut" style:family="text">
      <style:text-properties style:font-name="Times New Roman" fo:color="#C00000" fo:font-size="14pt" style:font-size-asian="14pt" style:font-size-complex="14pt"/>
    </style:style>
    <style:style style:name="P18" style:parent-style-name="Normal" style:family="paragraph">
      <style:paragraph-properties fo:margin-left="0.25in">
        <style:tab-stops/>
      </style:paragraph-properties>
      <style:text-properties style:font-name="Times New Roman" fo:color="#000000" fo:font-size="14pt" style:font-size-asian="14pt" style:font-size-complex="14pt"/>
    </style:style>
    <style:style style:name="P19" style:parent-style-name="Normal" style:family="paragraph">
      <style:paragraph-properties fo:margin-left="0.25in">
        <style:tab-stops/>
      </style:paragraph-properties>
    </style:style>
    <style:style style:name="T20" style:parent-style-name="Policepardéfaut" style:family="text">
      <style:text-properties style:font-name="Times New Roman" fo:color="#000000" fo:font-size="14pt" style:font-size-asian="14pt" style:font-size-complex="14pt"/>
    </style:style>
    <style:style style:name="T21" style:parent-style-name="Policepardéfaut" style:family="text">
      <style:text-properties style:font-name="Times New Roman" fo:color="#000000" fo:font-size="14pt" style:font-size-asian="14pt" style:font-size-complex="14pt"/>
    </style:style>
    <style:style style:name="T22" style:parent-style-name="Policepardéfaut" style:family="text">
      <style:text-properties style:font-name="Times New Roman" fo:color="#000000" fo:font-size="14pt" style:font-size-asian="14pt" style:font-size-complex="14pt"/>
    </style:style>
    <style:style style:name="T23" style:parent-style-name="Policepardéfaut" style:family="text">
      <style:text-properties style:font-name="Times New Roman" fo:color="#000000" fo:font-size="14pt" style:font-size-asian="14pt" style:font-size-complex="14pt"/>
    </style:style>
    <style:style style:name="T24" style:parent-style-name="Policepardéfaut" style:family="text">
      <style:text-properties style:font-name="Times New Roman" fo:color="#C00000" fo:font-size="14pt" style:font-size-asian="14pt" style:font-size-complex="14pt"/>
    </style:style>
    <style:style style:name="P25" style:parent-style-name="Normal" style:family="paragraph">
      <style:paragraph-properties fo:margin-left="0.25in">
        <style:tab-stops/>
      </style:paragraph-properties>
      <style:text-properties style:font-name="Times New Roman" fo:color="#000000" fo:font-size="14pt" style:font-size-asian="14pt" style:font-size-complex="14pt"/>
    </style:style>
    <style:style style:name="P26" style:parent-style-name="Paragraphedeliste" style:list-style-name="LFO2" style:family="paragraph">
      <style:text-properties style:font-name="Times New Roman" fo:color="#000000" fo:font-size="14pt" style:font-size-asian="14pt" style:font-size-complex="14pt" style:text-underline-type="single" style:text-underline-style="solid" style:text-underline-width="auto" style:text-underline-mode="continuous"/>
    </style:style>
    <style:style style:name="P27" style:parent-style-name="Normal" style:family="paragraph">
      <style:paragraph-properties fo:margin-left="0.25in">
        <style:tab-stops/>
      </style:paragraph-properties>
    </style:style>
    <style:style style:name="T28" style:parent-style-name="Policepardéfaut" style:family="text">
      <style:text-properties style:font-name="Times New Roman" fo:color="#000000" fo:font-size="14pt" style:font-size-asian="14pt" style:font-size-complex="14pt"/>
    </style:style>
    <style:style style:name="T29" style:parent-style-name="Policepardéfaut" style:family="text">
      <style:text-properties style:font-name="Times New Roman" fo:color="#000000" fo:font-size="14pt" style:font-size-asian="14pt" style:font-size-complex="14pt"/>
    </style:style>
    <style:style style:name="T30" style:parent-style-name="Policepardéfaut" style:family="text">
      <style:text-properties style:font-name="Times New Roman" fo:color="#C00000" fo:font-size="14pt" style:font-size-asian="14pt" style:font-size-complex="14pt"/>
    </style:style>
    <style:style style:name="P31" style:parent-style-name="Normal" style:family="paragraph">
      <style:paragraph-properties fo:margin-left="0.25in">
        <style:tab-stops/>
      </style:paragraph-properties>
      <style:text-properties style:font-name="Times New Roman" fo:color="#000000" fo:font-size="14pt" style:font-size-asian="14pt" style:font-size-complex="14pt"/>
    </style:style>
  </office:automatic-styles>
  <office:body>
    <office:text text:use-soft-page-breaks="true">
      <text:p text:style-name="P1">La fin de la paysannerie en France au XXe siècle :</text:p>
      <text:p text:style-name="Normal"><text:span text:style-name="T2">Pour les personnes de cette classe qui seraient, de prime abord, déconcertés, il me semble important de rappeler les notions essentielles de cet exposé. Alors qu’est-ce que la<text:s/></text:span><text:span text:style-name="T3">paysannerie ? La paysannerie est un terme qui regroupe l’ensemble des paysans. Qu’est-ce qu’un paysan ? Il s’agit d’un homme ou d’une femme vivant à la campagne du travail de la terre. A la lumière de cette définition, fermiers, agriculteurs et cultivateur</text:span><text:span text:style-name="T4">s sont autant de synonymes du mot paysan. Concernant la période historique qu’est le XXème siècle et son rapport avec le monde paysan, un petit rappel historique s’impose.<text:s/></text:span><text:span text:style-name="T5">Au début du XIXe siècle, le monde paysan occupe une grande place dans la société fra</text:span><text:span text:style-name="T6">nçaise. Même si son importance est minimisée par sa place politique et sociale, la grande majorité des Français est alors composée de paysans (75%). Le système agricole est encore très fragile et soumis à de nombreux aléas (notamment météorologiques), l'éc</text:span><text:span text:style-name="T7">onomie agricole est encore une juxtaposition de systèmes régionaux. À la fin du XIXe siècle, le monde paysan a effectué une première révolution et a connu son apogée : l'agriculture s'est modernisée et le marché agricole s'est unifié ; la paysannerie a un<text:s/></text:span><text:span text:style-name="T8">poids important dans la vie politique du pays. C’est au début du XXe siècle qu’elle semble entrer dans une phase de déclin. Quelles en sont les raisons ? C’est la question à laquelle nous allons tenter de répondre.</text:span></text:p>
      <text:p text:style-name="P9"/>
      <text:list text:style-name="LFO1" text:continue-numbering="true">
        <text:list-item>
          <text:p text:style-name="P10">Des paysans en difficulté à l'aube du<text:s/>XXe siècle<text:s/></text:p>
        </text:list-item>
      </text:list>
      <text:p text:style-name="P11">On peut penser, à juste titre d’ailleurs que le déclin du monde paysan en France et en Europe est dû à la mécanisation agricole. En 1967, par exemple, le sociologue Henri Mendras évoque la fin des paysans et l’apparition d’agriculteurs professionnels utilisant des machines pour augmenter le rendement de leur production. Cependant, cette déchéance du monde rural commence dès la fin du XIXe siècle.<text:s/></text:p>
      <text:list text:style-name="LFO2" text:continue-numbering="true">
        <text:list-item>
          <text:p text:style-name="P12">La crise économique de 1870</text:p>
        </text:list-item>
      </text:list>
      <text:p text:style-name="P13">A partir de 1870 une crise économique multiforme touche le monde paysan. Trois facteurs entrent en considération</text:p>
      <text:p text:style-name="P14"><text:span text:style-name="T15">-La baisse des prix qui entraine inévitablement une baisse des revenus des paysans</text:span><text:span text:style-name="T16"><text:s/></text:span><text:span text:style-name="T17">(développement)</text:span></text:p>
      <text:p text:style-name="P18">-La fin de certaines activités agricoles dues aux progrès techniques (colorants chimiques, fin du ver à soie) et l’arrivée de de produits agricoles venus des colonies (viande, huile…)<text:s/>ces nouveaux produits font de la concurrence à la production française et font augmenter l’offre</text:p>
      <text:soft-page-break/>
      <text:p text:style-name="P19"><text:span text:style-name="T20">-Le phylloxéra de la vigne, insecte ravageur de la vigne qui</text:span><text:span text:style-name="T21"><text:s/>touche l’ensemble des vignobles français</text:span><text:span text:style-name="T22">.</text:span><text:span text:style-name="T23"><text:s/></text:span><text:span text:style-name="T24">(Développement + illustrations)</text:span></text:p>
      <text:p text:style-name="P25">Cette crise économique va être l’élément déclencheur d’une série de changements drastiques. Pour commencer, la polyculture, c’est-à-dire le fait de cultiver plusieurs espèces végétales au sein d’une même ferme, est abandonnée. Par ce fait, les différentes régions françaises se spécialisent au niveau agricole. Les exemples sont nombreux mais nous pouvons citer pour les plus connus les pruneaux d’Agen (Lot-et-Garonne) ou le piment d’Espelette (Pyrénées Atlantiques).<text:s/>À la suite de<text:s/>l’invasion du Phylloxéra, on observe une reconversion de la vigne en culture fruitière. De plus, la culture maraichère se développe<text:s/>et le monde agricole s’organise en syndicat bien qu’il ne concerne pas tous les paysans.</text:p>
      <text:list text:style-name="LFO2" text:continue-numbering="true">
        <text:list-item>
          <text:p text:style-name="P26">La<text:s/>conquête de la paysannerie par la République</text:p>
        </text:list-item>
      </text:list>
      <text:p text:style-name="P27"><text:span text:style-name="T28">Cette période trouble pour la paysannerie française est également marquée par l’avènement de la troisième république.<text:s/></text:span><text:span text:style-name="T29">Les paysans, majoritaires en France peuvent participer à sa consolidation. S’en suivra, de fait, une conquête de la paysannerie par la république. Le service militaire et l’instruction publique joueront un rôle déterminant dans cette conquête et les élections municipales auront pour effet d’ancrer la vie politique dans la paysannerie. Les paysans consolideront leurs intérêts au sein de la république par une vie politique active. A la veille de la Première guerre mondiale, l’agriculture devient de plus en plus dépendante du secteur de l’industrie et de la distribution qui sont en pleine expansion. Se faisant, la paysannerie Française se fond peu à peu dans la Patrie.<text:s/></text:span><text:span text:style-name="T30">(Chronologie)</text:span></text:p>
      <text:p text:style-name="P3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sha Deniset</meta:initial-creator>
    <dc:creator>Sasha Deniset</dc:creator>
    <meta:creation-date>2020-05-04T14:45:00Z</meta:creation-date>
    <dc:date>2020-05-06T01:52:00Z</dc:date>
    <meta:template xlink:href="Normal" xlink:type="simple"/>
    <meta:editing-cycles>4</meta:editing-cycles>
    <meta:editing-duration>PT26820S</meta:editing-duration>
    <meta:document-statistic meta:page-count="2" meta:paragraph-count="8" meta:word-count="636" meta:character-count="4127" meta:row-count="29" meta:non-whitespace-character-count="3499"/>
  </office:meta>
</office:document-meta>
</file>